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053" officeooo:paragraph-rsid="000c0053"/>
    </style:style>
    <style:style style:name="P2" style:family="paragraph" style:parent-style-name="Standard">
      <style:text-properties officeooo:rsid="000d3400" officeooo:paragraph-rsid="000d3400"/>
    </style:style>
    <style:style style:name="P3" style:family="paragraph" style:parent-style-name="Standard">
      <style:text-properties officeooo:rsid="0011c946" officeooo:paragraph-rsid="0011c946"/>
    </style:style>
    <style:style style:name="P4" style:family="paragraph" style:parent-style-name="Standard">
      <style:text-properties officeooo:paragraph-rsid="00136f96"/>
    </style:style>
    <style:style style:name="P5" style:family="paragraph" style:parent-style-name="Standard">
      <style:text-properties officeooo:rsid="0011c946" officeooo:paragraph-rsid="0011c946"/>
    </style:style>
    <style:style style:name="T1" style:family="text">
      <style:text-properties officeooo:rsid="000c0053"/>
    </style:style>
    <style:style style:name="T2" style:family="text">
      <style:text-properties officeooo:rsid="000d3400"/>
    </style:style>
    <style:style style:name="T3" style:family="text">
      <style:text-properties officeooo:rsid="000fe2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n este tercer acto describimos el modelo conceptual de 'vida' que utilizaremos a lo largo del libro como base para el analisis.</text:p>
      <text:p text:style-name="Standard">este modelo nos proporcionara las respuestas que son el objetivo del libro.</text:p>
      <text:p text:style-name="Standard"/>
      <text:p text:style-name="Standard">el modelo de vida que describimos aqui es diferente del modelo tradicional.</text:p>
      <text:p text:style-name="Standard">y por lo tanto, debes familiarizarte primero con el, antes de colaborar en el desarrollo de este capitulo.</text:p>
      <text:p text:style-name="Standard"/>
      <text:p text:style-name="Standard">el modelo de vida que utilizaremos en esta teoria puede inferirse completamente a partir de la maquina de calculo que ya conoces, el sistema inteligente basado en individuos que alojas en tu memoria.</text:p>
      <text:p text:style-name="Standard"/>
      <text:p text:style-name="Standard">en este sistema podemos observar que con la generacion de individuos la maquina avanza hacia la resolucion del problema.</text:p>
      <text:p text:style-name="Standard">los individuos que forman la maquina son muchos, pero la maquina es una.</text:p>
      <text:p text:style-name="Standard">los individuos desconocen el problema y desconocen el sistema al que pertenecen.</text:p>
      <text:p text:style-name="Standard">los individuos solo cumplen con su ciclo de vida, y no necesitan conocer mas que eso.</text:p>
      <text:p text:style-name="Standard">es el sistema el que conoce el problema que se quiere resolver y el que sabe porque son necesarios los individuos.</text:p>
      <text:p text:style-name="Standard">el sistema es uno.</text:p>
      <text:p text:style-name="Standard">el sistema es la vida.</text:p>
      <text:p text:style-name="Standard"/>
      <text:p text:style-name="Standard">de esto inferimos que la vida es un organismo viviente formado por todos los individuos.</text:p>
      <text:p text:style-name="Standard">toda la actividad de la vida esta relacionada con el pensamiento. la vida encuentra soluciones, aprende, explora, recuerda, etc.</text:p>
      <text:p text:style-name="Standard">la vida es por lo tanto una inteligencia.</text:p>
      <text:p text:style-name="Standard"/>
      <text:p text:style-name="Standard">para medir su inteligencia podemos demostrar que la maquina puede abordar problemas de cualquier complejidad,</text:p>
      <text:p text:style-name="Standard"><text:span text:style-name="T1">podemos demostrar que </text:span>para esta maquina todos los problemas tienen la misma complejidad, todos son triviales,<text:span text:style-name="T1"> por que la maquina deshace la complejidad convirtiendola en un conjunto de operaciones triviales que aborda en paralelo.</text:span></text:p>
      <text:p text:style-name="Standard"><text:s/>y <text:span text:style-name="T1">podemos demostrar que </text:span>siempre encuentra la solucion con el minimo numero de pasos necesarios.</text:p>
      <text:p text:style-name="Standard"><text:span text:style-name="T1">asi, </text:span>la inteligencia de esta maquina no puede ser superada.</text:p>
      <text:p text:style-name="P1">porque no es posible reducir aun mas la complejidad del problema, por debajo de 'trivial'.</text:p>
      <text:p text:style-name="P1">Y no es posible encontrar la solucion al problema con un numero menor de operaciones que las minimas posibles.</text:p>
      <text:p text:style-name="Standard">se trata<text:span text:style-name="T1"> pues</text:span> del limite maximo de la inteligencia.</text:p>
      <text:p text:style-name="Standard"/>
      <text:p text:style-name="Standard">la vida no solo es una inteligencia, sino que es la inteligencia misma.</text:p>
      <text:p text:style-name="Standard">toda la inteligencia y la unica inteligencia existente.</text:p>
      <text:p text:style-name="Standard">porque toda otra inteligencia es parte de ella.</text:p>
      <text:p text:style-name="Standard"/>
      <text:p text:style-name="Standard"/>
      <text:p text:style-name="Standard">la vida es una formacion natural.</text:p>
      <text:p text:style-name="Standard">el hidrogeno formara estrellas y en el interior de las estrellas se formaran los materiales que encontramos en el universo, tales como el carbono.</text:p>
      <text:p text:style-name="Standard">estos materiales seran esparcidos por el espacio y en aquellos lugares del universo adonde se reunan las condiones necesarias se formara la vida.</text:p>
      <text:p text:style-name="Standard">por lo tanto la vida es un fenomeno presente en muchos lugares a lo largo de todo el universo.</text:p>
      <text:p text:style-name="Standard"><text:soft-page-break/></text:p>
      <text:p text:style-name="Standard">la vida, al contrario que los individuos que la forman, es inmortal.</text:p>
      <text:p text:style-name="Standard">no solo porque cada individuo se reproduce y con esto puede lanzar todo el sistema desde el principio.</text:p>
      <text:p text:style-name="Standard">llamemos a esto redundancia. una redundancia extrema que tiende a infinito.</text:p>
      <text:p text:style-name="Standard">sino que ademas aparecera espontaneamente en todas partes del universo adonde sea posible. sin fin.</text:p>
      <text:p text:style-name="Standard">podemos afirmar que mientras el universo exista la vida existira.</text:p>
      <text:p text:style-name="Standard">casi inseparables.</text:p>
      <text:p text:style-name="Standard">La vida es inevitable.</text:p>
      <text:p text:style-name="P2">Del mismo modo que no puede evitarse la oxidacion del hierro en condiciones adecuadas. No puede evitarse que una reaccion natural suceda cuando debe suceder.</text:p>
      <text:p text:style-name="Standard">y esto la <text:span text:style-name="T2">convierte en</text:span>, inmortal.</text:p>
      <text:p text:style-name="Standard"/>
      <text:p text:style-name="Standard">otro punto importante es que la evolucion y la superviviencia NO son el motivo principal de su actividad.</text:p>
      <text:p text:style-name="Standard">las teoria actuales afirman que la actividad inteligente de la vida tienen como objetivo la evolucion y adaptacion para la superviviencia, esto es un error.</text:p>
      <text:p text:style-name="Standard">como puedes deducir al ver a la maquina en funcionamiento, el coste de este sistema es extremadamente elevado.</text:p>
      <text:p text:style-name="Standard">crees que seria razonable poner en marcha un sistema de este tipo solo para que se optimice eternamente?</text:p>
      <text:p text:style-name="Standard">que sentido tiene eso?</text:p>
      <text:p text:style-name="Standard">y por otra parte, mantener la vida eternamente, por que? para que? porque es bonito?</text:p>
      <text:p text:style-name="Standard">creo que no tiene sentido.</text:p>
      <text:p text:style-name="Standard">en mi opinion, en el ADN, ademas de la informacion del individuo podria alojarse otra informacion, la del problema real, entonces tendriamos una maquina que esta trabajando en un problema real, y al mismo tiempo, utiliza su gran potencia para optimizarse en el proceso.</text:p>
      <text:p text:style-name="P2">De este modo mejora las probabilidades de continuar con el calculo, adaptandose a las condiciones del entorno.</text:p>
      <text:p text:style-name="P2">La evolucion, es la parte visible, lo evidente, y es por eso que creemos que es lo unico que existe.</text:p>
      <text:p text:style-name="P2"/>
      <text:p text:style-name="Standard">de modo que en nuestra teoria, la vida estara pensando en algo <text:span text:style-name="T2">mas </text:span>importante que solo sobrevivir por sobrevivir.</text:p>
      <text:p text:style-name="Standard">ademas, mientras la superviviencia es importante para el hombre, podria no serlo para la vida, ya que esta podria ser inmortal.</text:p>
      <text:p text:style-name="Standard"/>
      <text:p text:style-name="Standard"/>
      <text:p text:style-name="Standard">con estas ideas tenemos que,</text:p>
      <text:p text:style-name="Standard">la vida es una unica criatura</text:p>
      <text:p text:style-name="Standard">la vida es inmortal</text:p>
      <text:p text:style-name="Standard">la vida es una inteligencia</text:p>
      <text:p text:style-name="Standard">la vida habita el universo</text:p>
      <text:p text:style-name="Standard">la vida es la mas poderosa de todas las inteligencias posibles.</text:p>
      <text:p text:style-name="Standard">la vida surge espontaneamente.</text:p>
      <text:p text:style-name="Standard"/>
      <text:p text:style-name="Standard">y como la vida es la inteligencia, Tambien podemos decir que </text:p>
      <text:p text:style-name="Standard">una inteligencia ha despertado espontaneamente en el universo (punto de vista mistico)</text:p>
      <text:p text:style-name="Standard"/>
      <text:p text:style-name="Standard"/>
      <text:p text:style-name="Standard">creo que esto resume el modelo que vamos a utilizar como base para nuestra teoria.</text:p>
      <text:p text:style-name="P4"><text:soft-page-break/>alguna pregunta?</text:p>
      <text:p text:style-name="P4"/>
      <text:p text:style-name="P4"/>
      <text:p text:style-name="P4"/>
      <text:p text:style-name="Standard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8T17:26:36.398000000</meta:creation-date>
    <dc:date>2025-07-20T14:54:29.326000000</dc:date>
    <meta:editing-duration>PT29M54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61" meta:word-count="854" meta:character-count="5119" meta:non-whitespace-character-count="4324"/>
  </office:meta>
</office:document-meta>
</file>